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F8A0001CB0D661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11.54cm" fo:min-width="25.1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title">
      <style:graphic-properties draw:auto-grow-height="true" fo:min-height="3.506cm"/>
    </style:style>
    <style:style style:name="pr3" style:family="presentation" style:parent-style-name="Padrão-subtitle">
      <style:graphic-properties draw:fill-color="#ffffff" draw:auto-grow-height="true" fo:min-height="12.179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80%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80%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32pt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2" draw:layer="layout" svg:width="25.6cm" svg:height="11.799cm" draw:transform="skewX (-0.0106465084371654) translate (1.6cm 7.8cm)">
          <text:p text:style-name="P1"><text:span text:style-name="T1">PROJETO DE SISTEMAS EMBARCADOS</text:span></text:p>
          <text:p text:style-name="P1"><text:span text:style-name="T1"><text:s/>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extrusion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4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F8A0001CB0D661E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visible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cc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Empty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fill-image-width="0cm" draw:fill-image-height="0cm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6ff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20:20:25.573661867</meta:creation-date>
    <dc:date>2018-11-11T20:39:46.842174344</dc:date>
    <meta:editing-duration>PT19M22S</meta:editing-duration>
    <meta:editing-cycles>2</meta:editing-cycles>
    <meta:generator>LibreOffice/5.1.6.2$Linux_X86_64 LibreOffice_project/10m0$Build-2</meta:generator>
    <meta:document-statistic meta:object-count="28"/>
  </office:meta>
</office:document-meta>
</file>